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isco">
      <style:graphic-properties loext:decorative="false"/>
      <style:paragraph-properties style:writing-mode="lr-tb"/>
    </style:style>
    <style:style style:name="gr2" style:family="graphic" style:parent-style-name="Particion">
      <style:graphic-properties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layer="layout" svg:width="7cm" svg:height="7.25cm" svg:x="1.75cm" svg:y="1.5cm">
          <text:p>DISCO</text:p>
          <draw:enhanced-geometry svg:viewBox="0 0 21600 21600" draw:type="rectangle" draw:enhanced-path="M 0 0 L 21600 0 21600 21600 0 21600 0 0 Z N"/>
        </draw:custom-shape>
        <draw:custom-shape draw:style-name="gr2" draw:layer="layout" svg:width="6.5cm" svg:height="1cm" svg:x="2cm" svg:y="2.5cm">
          <text:p><text:span text:style-name="T1">MBR</text:span></text:p>
          <text:p>Aquí se instala GRU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cm" svg:x="2cm" svg:y="3.5cm">
          <text:p text:style-name="P1">/boo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cm" svg:x="14cm" svg:y="1.5cm">
          <text:p text:style-name="P1">DISC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cm" svg:x="14cm" svg:y="2.5cm">
          <text:p text:style-name="P1">MB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cm" svg:x="14cm" svg:y="3.5cm">
          <text:p text:style-name="P1">/boo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ubmarine" draw:style="linear" draw:start-color="#dde8cb" draw:end-color="#b4c7dc" draw:start-intensity="100%" draw:end-intensity="100%" draw:angle="0deg" draw:border="0%">
      <loext:gradient-stop svg:offset="0" loext:color-type="rgb" loext:color-value="#dde8cb"/>
      <loext:gradient-stop svg:offset="1" loext:color-type="rgb" loext:color-value="#b4c7dc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sco" style:family="graphic" style:parent-style-name="standard">
      <style:graphic-properties draw:stroke-dash="Dash_20_Dot_20_1" svg:stroke-width="0.1cm" svg:stroke-color="#000000" draw:marker-start-width="0.35cm" draw:marker-end-width="0.35cm" draw:fill="gradient" draw:fill-gradient-name="London_20_Mist" draw:gradient-step-count="0" draw:fill-hatch-name="Red_20_90_20_Degrees_20_Crossed_20_1" draw:fill-image-name="Bitmap_20_1" draw:textarea-horizontal-align="justify" draw:textarea-vertical-align="top" draw:auto-grow-height="false" fo:min-height="7cm" fo:min-width="6.5cm" draw:shadow="visible"/>
      <style:paragraph-properties fo:text-align="center"/>
    </style:style>
    <style:style style:name="Particion" style:family="graphic" style:parent-style-name="standard">
      <style:graphic-properties draw:stroke-dash="Dash_20_Dot_20_1" svg:stroke-color="#000000" draw:fill="gradient" draw:fill-gradient-name="Submarine" draw:gradient-step-count="0" draw:fill-hatch-name="Red_20_90_20_Degrees_20_Crossed_20_1" draw:fill-image-name="Bitmap_20_1" draw:textarea-horizontal-align="justify" draw:textarea-vertical-align="middle" draw:auto-grow-height="false" fo:min-height="0.75cm" fo:min-width="6cm"/>
      <style:paragraph-properties fo:text-align="center"/>
      <style:text-properties fo:font-size="11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13:25:39.219925253</meta:creation-date>
    <dc:date>2025-11-09T13:34:35.201626401</dc:date>
    <meta:editing-duration>PT8M56S</meta:editing-duration>
    <meta:editing-cycles>1</meta:editing-cycles>
    <meta:document-statistic meta:object-count="6"/>
    <meta:generator>LibreOffice/25.2.3.2$Linux_X86_64 LibreOffice_project/520$Build-2</meta:generator>
  </office:meta>
</office:document-meta>
</file>